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center" draw:textarea-vertical-align="top"/>
    </style:style>
    <style:style style:name="gr4" style:family="graphic" style:parent-style-name="standard">
      <style:graphic-properties draw:fill="solid" draw:fill-color="#c6ff7e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top" draw:auto-grow-height="false"/>
    </style:style>
    <style:style style:name="gr9" style:family="graphic" style:parent-style-name="standard">
      <style:graphic-properties draw:fill="solid" draw:fill-color="#c6ff7e" draw:textarea-horizontal-align="center" draw:textarea-vertical-align="top"/>
    </style:style>
    <style:style style:name="gr10" style:family="graphic" style:parent-style-name="standard">
      <style:graphic-properties draw:fill="solid" draw:fill-color="#ffd10e" draw:textarea-horizontal-align="justify" draw:textarea-vertical-align="top" draw:auto-grow-height="false"/>
    </style:style>
    <style:style style:name="gr11" style:family="graphic" style:parent-style-name="standard">
      <style:graphic-properties draw:fill-color="#ffd10e" draw:textarea-horizontal-align="justify" draw:textarea-vertical-align="top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  <style:text-properties style:text-underline-style="none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9.5cm" svg:x="2cm" svg:y="1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id="id8" draw:layer="layout" svg:width="7cm" svg:height="3.5cm" svg:x="6cm" svg:y="38.5cm">
          <text:p text:style-name="P1">SensorMessage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rect draw:style-name="gr3" draw:text-style-name="P2" draw:layer="layout" svg:width="11cm" svg:height="10cm" svg:x="2cm" svg:y="27.2cm">
          <text:p text:style-name="P1"><text:span text:style-name="T1">Header Parsing and</text:span></text:p>
          <text:p text:style-name="P1"><text:span text:style-name="T1">Message Type Detection</text:span></text:p>
        </draw:rect>
        <draw:custom-shape draw:style-name="gr4" draw:text-style-name="P3" draw:id="id7" draw:layer="layout" svg:width="7cm" svg:height="7.439cm" svg:x="1.5cm" svg:y="43.6cm">
          <text:p text:style-name="P1"><text:span text:style-name="T2">MessageVer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1" draw:layer="layout" svg:width="5cm" svg:height="1.5cm" svg:x="2.5cm" svg:y="51.8cm"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5cm" svg:height="1.5cm" svg:x="2.5cm" svg:y="48.439cm">
          <text:p text:style-name="P1">Byte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5cm" svg:y1="51.8cm" svg:x2="5cm" svg:y2="49.939cm" draw:start-shape="id1" draw:start-glue-point="0" draw:end-shape="id2" draw:end-glue-point="2" svg:d="m5000 51800v-1861">
          <text:p/>
        </draw:connector>
        <draw:custom-shape draw:style-name="gr2" draw:text-style-name="P1" draw:id="id3" draw:layer="layout" svg:width="6cm" svg:height="2cm" svg:x="2cm" svg:y="45.5cm">
          <text:p text:style-name="P1">State 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5cm" svg:y1="48.439cm" svg:x2="5cm" svg:y2="47.5cm" draw:start-shape="id2" draw:start-glue-point="0" draw:end-shape="id3" draw:end-glue-point="2" svg:d="m5000 48439v-501 64-502">
          <text:p/>
        </draw:connector>
        <draw:custom-shape draw:style-name="gr8" draw:text-style-name="P1" draw:layer="layout" svg:width="7.271cm" svg:height="7.5cm" svg:x="3.829cm" svg:y="29.2cm">
          <text:p text:style-name="P1"><text:span text:style-name="T2">SpecificMessage</text:span></text:p>
          <text:p text:style-name="P1"><text:span text:style-name="T3">____________________</text:span></text:p>
          <text:p text:style-name="P1"/>
          <text:p text:style-name="P1">Processed Header</text:p>
          <text:p text:style-name="P1">(logged to DataStore)</text:p>
          <text:p text:style-name="P1"><text:span text:style-name="T1">___________________</text:span></text:p>
          <text:p text:style-name="P1"/>
          <text:p text:style-name="P1">SpecificMessage Data</text:p>
          <text:p text:style-name="P1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rect draw:style-name="gr9" draw:text-style-name="P2" draw:layer="layout" svg:width="11.5cm" svg:height="3.5cm" svg:x="2cm" svg:y="14cm">
          <text:p text:style-name="P1"><text:span text:style-name="T2">DataStore</text:span></text:p>
          <text:p text:style-name="P1"><text:span text:style-name="T4"/></text:p>
          <text:p text:style-name="P1"><text:span text:style-name="T5">Live Record storage and observation</text:span></text:p>
        </draw:rect>
        <draw:rect draw:style-name="gr3" draw:text-style-name="P2" draw:layer="layout" svg:width="8cm" svg:height="6cm" svg:x="4.5cm" svg:y="20cm">
          <text:p text:style-name="P1"><text:span text:style-name="T1">SpecificMessage Handler</text:span></text:p>
          <text:p text:style-name="P1"><text:span text:style-name="T1"/></text:p>
          <text:p text:style-name="P1"><text:span text:style-name="T1"/></text:p>
          <text:p text:style-name="P1"><text:span text:style-name="T3">Process SpecificMessage</text:span></text:p>
          <text:p text:style-name="P1"><text:span text:style-name="T3">as defined by protocol.</text:span></text:p>
          <text:p text:style-name="P1"><text:span text:style-name="T3">Log Determined values</text:span></text:p>
          <text:p text:style-name="P1"><text:span text:style-name="T3">to DataStore.</text:span></text:p>
        </draw:rect>
        <draw:custom-shape draw:style-name="gr10" draw:text-style-name="P4" draw:layer="layout" svg:width="7.5cm" svg:height="5cm" svg:x="1.2cm" svg:y="1.3cm">
          <text:p text:style-name="P1"><text:span text:style-name="T1">Graphical Display</text:span></text:p>
          <text:p text:style-name="P1"><text:span text:style-name="T1"/></text:p>
          <text:p text:style-name="P1"><text:span text:style-name="T3">Observes records and</text:span></text:p>
          <text:p text:style-name="P1"><text:span text:style-name="T3">displays them on screen</text:span></text:p>
          <text:p text:style-name="P1"><text:span text:style-name="T3">to the use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7.5cm" svg:height="5cm" svg:x="1.2cm" svg:y="6.8cm">
          <text:p text:style-name="P1"><text:span text:style-name="T1">Logging Agent</text:span></text:p>
          <text:p text:style-name="P1"><text:span text:style-name="T1"/></text:p>
          <text:p text:style-name="P1"><text:span text:style-name="T3">Observes records and</text:span></text:p>
          <text:p text:style-name="P1"><text:span text:style-name="T3">saves each change with</text:span></text:p>
          <text:p text:style-name="P1"><text:span text:style-name="T3">a timestamp to the</text:span></text:p>
          <text:p text:style-name="P1"><text:span text:style-name="T3">device's memory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7.5cm" svg:height="5cm" svg:x="9.2cm" svg:y="1.3cm">
          <text:p text:style-name="P1"><text:span text:style-name="T1">Web Reporting</text:span></text:p>
          <text:p text:style-name="P1"><text:span text:style-name="T1"/></text:p>
          <text:p text:style-name="P1"><text:span text:style-name="T3">Collects observations and</text:span></text:p>
          <text:p text:style-name="P1"><text:span text:style-name="T3">sends data with user login</text:span></text:p>
          <text:p text:style-name="P1"><text:span text:style-name="T3">info to remote serve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7.5cm" svg:height="5cm" svg:x="9.2cm" svg:y="6.8cm">
          <text:p text:style-name="P1"><text:span text:style-name="T1">Data Analysis</text:span></text:p>
          <text:p text:style-name="P1"><text:span text:style-name="T1"/></text:p>
          <text:p text:style-name="P1"><text:span text:style-name="T3">Processes raw data</text:span></text:p>
          <text:p text:style-name="P1"><text:span text:style-name="T3">to determine user state.</text:span></text:p>
          <text:p text:style-name="P1"><text:span text:style-name="T3">Updates DataStore</text:span></text:p>
          <text:p text:style-name="P1"><text:span text:style-name="T3">with the results.</text:span></text:p>
          <text:p text:style-name="P1"><text:span text:style-name="T3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5cm" svg:height="2.3cm" svg:x="8.5cm" svg:y="17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" draw:layer="layout" svg:x1="8.5cm" svg:y1="27.2cm" svg:x2="8.5cm" svg:y2="26cm">
          <text:p/>
        </draw:line>
        <draw:custom-shape draw:style-name="gr1" draw:text-style-name="P1" draw:layer="layout" svg:width="1.5cm" svg:height="2.3cm" svg:x="8.2cm" svg:y="11.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id="id9" draw:layer="layout" svg:width="7cm" svg:height="7.439cm" svg:x="9.5cm" svg:y="43.6cm">
          <text:p text:style-name="P1"><text:span text:style-name="T2">MessageVerifi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4" draw:layer="layout" svg:width="5cm" svg:height="1.5cm" svg:x="10.5cm" svg:y="51.8cm">
          <text:p text:style-name="P1">Sen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5cm" svg:height="1.5cm" svg:x="10.5cm" svg:y="48.439cm">
          <text:p text:style-name="P1">ByteSour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type="curve" svg:x1="13cm" svg:y1="51.8cm" svg:x2="13cm" svg:y2="49.939cm" draw:start-shape="id4" draw:start-glue-point="0" draw:end-shape="id5" draw:end-glue-point="2" svg:d="m13000 51800v-1861">
          <text:p/>
        </draw:connector>
        <draw:custom-shape draw:style-name="gr2" draw:text-style-name="P1" draw:id="id6" draw:layer="layout" svg:width="6cm" svg:height="2cm" svg:x="10cm" svg:y="45.5cm">
          <text:p text:style-name="P1">State Mach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3cm" svg:y1="48.439cm" svg:x2="13cm" svg:y2="47.5cm" draw:start-shape="id5" draw:start-glue-point="0" draw:end-shape="id6" draw:end-glue-point="2" svg:d="m13000 48439v-501 64-502">
          <text:p/>
        </draw:connector>
        <draw:connector draw:style-name="gr7" draw:text-style-name="P1" draw:layer="layout" svg:x1="5cm" svg:y1="43.6cm" svg:x2="9.5cm" svg:y2="42cm" draw:start-shape="id7" draw:start-glue-point="0" draw:end-shape="id8" draw:end-glue-point="2" svg:d="m5000 43600v-806h4500v-794">
          <text:p/>
        </draw:connector>
        <draw:connector draw:style-name="gr7" draw:text-style-name="P1" draw:layer="layout" svg:x1="13cm" svg:y1="43.6cm" svg:x2="9.5cm" svg:y2="42cm" draw:start-shape="id9" draw:start-glue-point="0" draw:end-shape="id8" draw:end-glue-point="2" svg:d="m13000 43600v-806h-3500v-794">
          <text:p/>
        </draw:connector>
        <draw:line draw:style-name="gr7" draw:text-style-name="P1" draw:layer="layout" svg:x1="7.5cm" svg:y1="38.5cm" svg:x2="7.5cm" svg:y2="3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ugh O'Brien</meta:initial-creator>
    <meta:creation-date>2010-03-09T19:23:43.57</meta:creation-date>
    <dc:date>2010-05-18T15:46:36.03</dc:date>
    <dc:creator>Hugh O'Brien</dc:creator>
    <meta:editing-duration>PT02H01M25S</meta:editing-duration>
    <meta:editing-cycles>14</meta:editing-cycles>
    <meta:generator>OpenOffice.org/3.2$Win32 OpenOffice.org_project/320m12$Build-9483</meta:generator>
    <meta:document-statistic meta:object-count="28"/>
  </office:meta>
</office:document-meta>
</file>